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9D94D45A9567A3F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9D94D45A9567A3F8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The Bread of Life</text:span></text:p>
            <text:p text:style-name="P3"><text:span text:style-name="T2">(John 6:22-71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01T09:29:24.501000000</dc:date>
    <meta:editing-duration>PT2H27M6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